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3d9a"/>
    </style:style>
    <style:style style:name="P2" style:family="paragraph" style:parent-style-name="Text_20_body">
      <style:text-properties officeooo:rsid="000a9272" officeooo:paragraph-rsid="000a9272"/>
    </style:style>
    <style:style style:name="P3" style:family="paragraph" style:parent-style-name="Text_20_body">
      <style:text-properties officeooo:rsid="000e1415" officeooo:paragraph-rsid="000e1415"/>
    </style:style>
    <style:style style:name="P4" style:family="paragraph" style:parent-style-name="Text_20_body">
      <style:text-properties officeooo:rsid="00082cbf" officeooo:paragraph-rsid="000897b1"/>
    </style:style>
    <style:style style:name="P5" style:family="paragraph" style:parent-style-name="Text_20_body">
      <style:text-properties officeooo:rsid="00167101" officeooo:paragraph-rsid="00167101"/>
    </style:style>
    <style:style style:name="P6" style:family="paragraph" style:parent-style-name="Text_20_body">
      <style:text-properties officeooo:rsid="00167101" officeooo:paragraph-rsid="002b8591"/>
    </style:style>
    <style:style style:name="P7" style:family="paragraph" style:parent-style-name="Text_20_body">
      <style:text-properties officeooo:rsid="0016c954" officeooo:paragraph-rsid="0016c954"/>
    </style:style>
    <style:style style:name="P8" style:family="paragraph" style:parent-style-name="Text_20_body">
      <style:text-properties officeooo:rsid="0016c954" officeooo:paragraph-rsid="001ad258"/>
    </style:style>
    <style:style style:name="P9" style:family="paragraph" style:parent-style-name="Text_20_body">
      <style:text-properties officeooo:rsid="00157444" officeooo:paragraph-rsid="001ad258"/>
    </style:style>
    <style:style style:name="P10" style:family="paragraph" style:parent-style-name="Text_20_body">
      <style:text-properties officeooo:rsid="001e88b1" officeooo:paragraph-rsid="001e88b1"/>
    </style:style>
    <style:style style:name="P11" style:family="paragraph" style:parent-style-name="Text_20_body">
      <style:text-properties officeooo:rsid="001f530b" officeooo:paragraph-rsid="001f530b"/>
    </style:style>
    <style:style style:name="P12" style:family="paragraph" style:parent-style-name="Text_20_body">
      <style:text-properties officeooo:rsid="001f530b" officeooo:paragraph-rsid="002017ac"/>
    </style:style>
    <style:style style:name="P13" style:family="paragraph" style:parent-style-name="Text_20_body">
      <style:text-properties officeooo:rsid="00232973" officeooo:paragraph-rsid="00232973"/>
    </style:style>
    <style:style style:name="P14" style:family="paragraph" style:parent-style-name="Text_20_body">
      <style:text-properties officeooo:rsid="0023a841" officeooo:paragraph-rsid="0023a841"/>
    </style:style>
    <style:style style:name="P15" style:family="paragraph" style:parent-style-name="Text_20_body">
      <style:text-properties officeooo:rsid="0023cf19" officeooo:paragraph-rsid="0023c9d0"/>
    </style:style>
    <style:style style:name="P16" style:family="paragraph" style:parent-style-name="Text_20_body">
      <style:text-properties officeooo:rsid="00240b55" officeooo:paragraph-rsid="00240b55"/>
    </style:style>
    <style:style style:name="P17" style:family="paragraph" style:parent-style-name="Text_20_body">
      <style:text-properties officeooo:rsid="0028ff47" officeooo:paragraph-rsid="0028ff47"/>
    </style:style>
    <style:style style:name="P18" style:family="paragraph" style:parent-style-name="Text_20_body">
      <style:text-properties officeooo:rsid="002c543c" officeooo:paragraph-rsid="002de810"/>
    </style:style>
    <style:style style:name="P19" style:family="paragraph" style:parent-style-name="Text_20_body">
      <style:text-properties officeooo:rsid="002f0242" officeooo:paragraph-rsid="002f0242"/>
    </style:style>
    <style:style style:name="P20" style:family="paragraph" style:parent-style-name="Text_20_body">
      <style:text-properties officeooo:rsid="002f0242" officeooo:paragraph-rsid="00312710"/>
    </style:style>
    <style:style style:name="P21" style:family="paragraph" style:parent-style-name="Text_20_body">
      <style:text-properties officeooo:rsid="00312710" officeooo:paragraph-rsid="00312710"/>
    </style:style>
    <style:style style:name="P22" style:family="paragraph" style:parent-style-name="Console_20_Command">
      <style:text-properties officeooo:paragraph-rsid="00167101"/>
    </style:style>
    <style:style style:name="P23" style:family="paragraph" style:parent-style-name="Console_20_Command">
      <style:text-properties officeooo:paragraph-rsid="0028ff47"/>
    </style:style>
    <style:style style:name="P24" style:family="paragraph" style:parent-style-name="Text_20_body">
      <style:text-properties officeooo:rsid="0023cf19" officeooo:paragraph-rsid="00321885"/>
    </style:style>
    <style:style style:name="P25" style:family="paragraph" style:parent-style-name="Heading_20_2">
      <style:text-properties officeooo:rsid="0006a95a" officeooo:paragraph-rsid="0006a95a"/>
    </style:style>
    <style:style style:name="P26" style:family="paragraph" style:parent-style-name="Heading_20_2">
      <style:text-properties officeooo:paragraph-rsid="000cc5d1"/>
    </style:style>
    <style:style style:name="P27" style:family="paragraph" style:parent-style-name="Heading_20_3">
      <style:text-properties officeooo:paragraph-rsid="00319cbf"/>
    </style:style>
    <style:style style:name="P28" style:family="paragraph" style:parent-style-name="Heading_20_4">
      <style:text-properties officeooo:paragraph-rsid="0023a841"/>
    </style:style>
    <style:style style:name="T1" style:family="text">
      <style:text-properties officeooo:rsid="0004a096"/>
    </style:style>
    <style:style style:name="T2" style:family="text">
      <style:text-properties officeooo:rsid="00082cbf"/>
    </style:style>
    <style:style style:name="T3" style:family="text">
      <style:text-properties officeooo:rsid="000897b1"/>
    </style:style>
    <style:style style:name="T4" style:family="text">
      <style:text-properties officeooo:rsid="000cc5d1"/>
    </style:style>
    <style:style style:name="T5" style:family="text">
      <style:text-properties officeooo:rsid="000a9272"/>
    </style:style>
    <style:style style:name="T6" style:family="text">
      <style:text-properties officeooo:rsid="00157444"/>
    </style:style>
    <style:style style:name="T7" style:family="text">
      <style:text-properties officeooo:rsid="00167101"/>
    </style:style>
    <style:style style:name="T8" style:family="text">
      <style:text-properties officeooo:rsid="001ad258"/>
    </style:style>
    <style:style style:name="T9" style:family="text">
      <style:text-properties officeooo:rsid="001b4c81"/>
    </style:style>
    <style:style style:name="T10" style:family="text">
      <style:text-properties officeooo:rsid="001e88b1"/>
    </style:style>
    <style:style style:name="T11" style:family="text">
      <style:text-properties officeooo:rsid="002017ac"/>
    </style:style>
    <style:style style:name="T12" style:family="text">
      <style:text-properties officeooo:rsid="0023a841"/>
    </style:style>
    <style:style style:name="T13" style:family="text">
      <style:text-properties officeooo:rsid="0028ff47"/>
    </style:style>
    <style:style style:name="T14" style:family="text">
      <style:text-properties officeooo:rsid="002b7668"/>
    </style:style>
    <style:style style:name="T15" style:family="text">
      <style:text-properties officeooo:rsid="002b8591"/>
    </style:style>
    <style:style style:name="T16" style:family="text">
      <style:text-properties officeooo:rsid="002c543c"/>
    </style:style>
    <style:style style:name="T17" style:family="text">
      <style:text-properties officeooo:rsid="002de810"/>
    </style:style>
    <style:style style:name="T18" style:family="text">
      <style:text-properties officeooo:rsid="00312710"/>
    </style:style>
    <style:style style:name="T19" style:family="text">
      <style:text-properties officeooo:rsid="0016c9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OOS RT Automotive <text:span text:style-name="T1">D</text:span>emo <text:span text:style-name="T1">P</text:span>roject for Versatile Application Baseboard</text:h>
      <text:p text:style-name="Text_20_body">EOOS RT is an embedded object-oriented real-time operating system (RTOS) complied with MISRA C++ rules. It has been written in C++ language (ISO/IEC 14882:1998) and aimed to be used into microprocessor-based systems.</text:p>
      <text:p text:style-name="P1">This project aims to cover microcontrollers which usually have limited hardware resources by AUTOSAR Adaptive Platform and to have possibility to execute AUTOSAR Adaptive Application on such kind of microcontrollers.</text:p>
      <text:h text:style-name="P25" text:outline-level="2">System requirements</text:h>
      <text:p text:style-name="Text_20_body">The project is being developed using Ubuntu 18.04 and all stuff is tested on this version of operating system.</text:p>
      <text:h text:style-name="Heading_20_2" text:outline-level="2">How to obtain environment</text:h>
      <text:p text:style-name="P4">All necessary programs which <text:span text:style-name="T3">are </text:span>needed for <text:span text:style-name="T4">building, </text:span>demonstrating, developing and debugging can be obtained <text:span text:style-name="T3">for the naked OS </text:span>by executing ‘get-environment.sh’ <text:span text:style-name="T3">script. If OS already has some programs installed on it, it is better to execute commands from the script manually in a console.</text:span></text:p>
      <text:p text:style-name="Console_20_Command">REPOSITORY/scripts$ source get-environment.sh</text:p>
      <text:h text:style-name="Heading_20_2" text:outline-level="2">How to build the project</text:h>
      <text:p text:style-name="P2">The project can be built by executing <text:span text:style-name="T2">‘</text:span>build<text:span text:style-name="T2">.sh’ script.</text:span></text:p>
      <text:p text:style-name="Console_20_Command">REPOSITORY/scripts$ source build.sh</text:p>
      <text:p text:style-name="P17">The script has the next key parameters:</text:p>
      <text:p text:style-name="P23">$1 <text:s text:c="3"/>--rebuild - rebuild<text:span text:style-name="T13">s</text:span> the project by removing the 'build' directory.<text:line-break/>$2 <text:s text:c="3"/>--nomake <text:s/>- prohibits to call 'make'.<text:line-break/>$2/$3 --memdump - dumps information about <text:span text:style-name="T14">memory</text:span> sections.</text:p>
      <text:p text:style-name="Text_20_body">Be informed that the parameters can be only put on the positions $P where P is a position.</text:p>
      <text:h text:style-name="P26" text:outline-level="2">How to <text:span text:style-name="T4">run</text:span> the project</text:h>
      <text:p text:style-name="P3">Having built the project, it can be run on QEMU emulator <text:span text:style-name="T5">by executing ‘run-qemu.sh’ script.</text:span></text:p>
      <text:p text:style-name="Console_20_Command">REPOSITORY/scripts$ source run-qemu.sh</text:p>
      <text:h text:style-name="Heading_20_2" text:outline-level="2"><text:soft-page-break/>How do debug the project</text:h>
      <text:p text:style-name="P9">The built project program can be debugged in a variety of ways a developer knows. Here we will introduce only two ways how we do this. The first way is to use <text:span text:style-name="T7">terminal</text:span> GDB debugging, and the second one is to use Eclipse IDE, which is of course more convenient way.</text:p>
      <text:p text:style-name="P6">For both of the ways, the next command has to be executed in <text:span text:style-name="T15">a </text:span>separate<text:span text:style-name="T15">d</text:span> terminal.</text:p>
      <text:p text:style-name="P22">REPOSITORY/scripts$ source run-qemu.sh --gdb</text:p>
      <text:p text:style-name="P5">This command starts QUEM ARM emulator, loads the program, and freezes <text:span text:style-name="T8">it</text:span> for waiting a connection of GDB client.</text:p>
      <text:h text:style-name="Heading_20_3" text:outline-level="3"><text:span text:style-name="T7">Terminal </text:span>GDB <text:span text:style-name="T6">debugging</text:span></text:h>
      <text:p text:style-name="P8">To connect to GDB server <text:span text:style-name="T8">and </text:span>the fr<text:span text:style-name="T8">ozen program</text:span>, the next command has to be executed in other terminal.</text:p>
      <text:p text:style-name="Console_20_Command">REPOSITORY/scripts$ source run-gdb.sh</text:p>
      <text:p text:style-name="P7">This command starts GDB client and allows to execute any G<text:span text:style-name="T8">DB</text:span> commands in the terminal. For instance, the next command list demonstrates how to connect to the GDB server running on QUEMU and go through the program.</text:p>
      <text:p text:style-name="Console_20_Command"><text:span text:style-name="T16">1. </text:span>(gdb) target remote localhost:1234<text:line-break/><text:span text:style-name="T16">2. </text:span>(gdb) b main<text:line-break/><text:span text:style-name="T16">3. </text:span>(gdb) continue<text:line-break/><text:span text:style-name="T16">4. </text:span>(gdb) b _terminate<text:line-break/><text:span text:style-name="T16">5. </text:span>(gdb) continue<text:line-break/><text:span text:style-name="T16">6. </text:span>(gdb) quit</text:p>
      <text:p text:style-name="P18">Executed the third line, GDB server <text:span text:style-name="T17">will be </text:span>force<text:span text:style-name="T17">d</text:span> to <text:span text:style-name="T17">run the program to the main() function, and to display the operating system message:</text:span></text:p>
      <text:p text:style-name="Console_20_Command">[0.000000000] EOOS RT execution started</text:p>
      <text:p text:style-name="P19">After the fifth line execution, <text:span text:style-name="T16">GDB server will release</text:span> <text:span text:style-name="T16">the program </text:span>until its termination, <text:span text:style-name="T16">and the operating system message </text:span>will be<text:span text:style-name="T16"> </text:span>displayed<text:span text:style-name="T16"> on success </text:span>when the termination is occurred:</text:p>
      <text:p text:style-name="Console_20_Command">[X.CCCCCCCCC] EOOS RT execution completed successfully</text:p>
      <text:p text:style-name="P20"><text:span text:style-name="T18">If</text:span> the termination is occurred <text:span text:style-name="T18">with an error, the error operating system message will be </text:span>displayed:</text:p>
      <text:p text:style-name="Console_20_Command">[X.EEEEEEEEE] EOOS RT execution terminated with an error</text:p>
      <text:p text:style-name="P21">The sixth line terminates <text:span text:style-name="T19">GDB client. </text:span>And to terminate the <text:span text:style-name="T7">QUEM ARM emulator, </text:span>you can press “CTRL+A X” keys.</text:p>
      <text:h text:style-name="P27" text:outline-level="3"><text:soft-page-break/>Eclipse IDE <text:span text:style-name="T9">debugging</text:span></text:h>
      <text:h text:style-name="P28" text:outline-level="4">Creating <text:span text:style-name="T12">a project in </text:span>Eclipse</text:h>
      <text:p text:style-name="P10">For debugging the built project first of all an Eclipse project has to be created. The creation can be done by creating a Make project in Eclipse for existing CMake project.</text:p>
      <text:p text:style-name="Text_20_body"><text:span text:style-name="T10">1. </text:span>Go to File &gt; New &gt; Makefile Project with Existing Code.</text:p>
      <text:p text:style-name="P11">2. In the Project Name field enter a project name, for instance “eoos-exe-arm-arm926pxp-versatile”.</text:p>
      <text:p text:style-name="P11">3. In the Existing Code Location field enter a path to the root directory of the Git repository, which is also a path to the CMake project.</text:p>
      <text:p text:style-name="P12">4. Press<text:span text:style-name="T11">ing the </text:span>Finish button <text:span text:style-name="T11">the Eclipse project will be created. The .cproject and .project files will appear in the root directory. All the root directory structure will be seen in C/C++ Projects dialog of Eclipse.</text:span></text:p>
      <text:p text:style-name="P13">5. If the Cmake project has not built, build it following the “How to build the project” instruction. This will generate ‘build’ directory in <text:span text:style-name="T11">the root directory </text:span>and build a Make project.</text:p>
      <text:h text:style-name="Heading_20_4" text:outline-level="4">Changing Make location in Eclipse</text:h>
      <text:p text:style-name="P14">By default Eclipse looks for the Make project in the root directory. The next steps change this directory to the build directory.</text:p>
      <text:p text:style-name="P12"><text:span text:style-name="T12">1. </text:span>Go to Project &gt; Properties &gt; C/C++ Build</text:p>
      <text:p text:style-name="P24">2. In the Builder &gt; Build command field, print ‘make install’. For this unset the Use default build command checkbox. This step will install an .elf file to the ‘/build/CMakeInstallDir/bin/’ directory regarding the root directory of the repository.</text:p>
      <text:p text:style-name="P15">3. In the Builder Settings &gt; Build location &gt; Build directory field, add the ‘build’ directory name to the existing path for having ‘${workspace_loc:/eoos-exe-arm-arm926pxp-versatile}/build’.</text:p>
      <text:p text:style-name="P16">4. Press the Apply and Close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8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1" fo:font-family="'Liberation Serif'" style:font-style-name="Bold" style:font-family-generic="roman" style:font-pitch="variable" fo:font-size="21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sole_20_Command" style:display-name="Console Command" style:family="paragraph" style:parent-style-name="Text_20_body" style:next-style-name="Text_20_body" style:master-page-name="">
      <loext:graphic-properties draw:fill="solid" draw:fill-color="#dddddd" draw:fill-image-name="Sky" draw:fill-image-width="0in" draw:fill-image-height="0in" style:repeat="repeat" draw:fill-image-ref-point-x="0%" draw:fill-image-ref-point-y="0%" draw:fill-image-ref-point="center" draw:tile-repeat-offset="0% vertical"/>
      <style:paragraph-properties fo:margin-left="0.1in" fo:margin-right="0.1in" fo:margin-top="0in" fo:margin-bottom="0.1in" loext:contextual-spacing="false" fo:text-indent="0in" style:auto-text-indent="false" style:page-number="auto" fo:background-color="#dddddd" fo:padding="0.0598in" fo:border="none" style:shadow="none">
        <style:tab-stops/>
      </style:paragraph-properties>
      <style:text-properties fo:color="#000000" style:font-name="Liberation Mono1" fo:font-family="'Liberation Mono'" style:font-style-name="Regular" style:font-family-generic="modern" style:font-pitch="fixed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1" fo:font-family="'Liberation Serif'" style:font-style-name="Bold" style:font-family-generic="roman" style:font-pitch="variable" fo:font-size="16pt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1" fo:font-family="'Liberation Serif'" style:font-style-name="Bold" style:font-family-generic="roman" style:font-pitch="variable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8:05:27.674275133</meta:creation-date>
    <dc:date>2019-11-06T15:26:15.613049073</dc:date>
    <meta:editing-duration>PT4H59M46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789" meta:character-count="4866" meta:non-whitespace-character-count="4122"/>
  </office:meta>
</office:document-meta>
</file>